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3E00000162503D61615AB424F8.png" manifest:media-type="image/png"/>
  <manifest:file-entry manifest:full-path="Pictures/1000000000000440000000C63CB18D00C3B4708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/>
    <style:font-face style:name="Calibri1" svg:font-family="Calibri"/>
    <style:font-face style:name="Consolas" svg:font-family="Consolas, Monaco"/>
    <style:font-face style:name="DejaVu Sans1" svg:font-family="'DejaVu Sans'"/>
    <style:font-face style:name="Operator Mono" svg:font-family="'Operator Mono', 'Fira Code'"/>
    <style:font-face style:name="FreeSans1" svg:font-family="FreeSans" style:font-family-generic="swiss"/>
    <style:font-face style:name="Source Sans Pro" svg:font-family="'Source Sans Pro', sans-serif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2" svg:font-family="'Noto Sans CJK SC Regular'" style:font-family-generic="swiss" style:font-pitch="variable"/>
    <style:font-face style:name="DejaVu Sans2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2.289cm" fo:min-width="22.327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2.892cm" fo:min-width="22.327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00" style:font-name="Arial1" fo:font-size="18pt" fo:font-weight="bold" style:letter-kerning="true" style:font-name-asian="DejaVu Sans1" style:font-size-asian="20pt" style:font-weight-asian="bold" style:font-name-complex="DejaVu Sans1" style:font-size-complex="20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center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.265cm" fo:margin-bottom="0.529cm" fo:line-height="150%" fo:text-indent="0cm"/>
      <style:text-properties style:font-name="Consolas" fo:font-size="11pt" style:font-name-asian="Liberation Mon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99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perator Mono" fo:font-size="8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letter-spacing="normal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DejaVu San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ource Sans Pro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Liberation Mono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3" style:family="text">
      <style:text-properties fo:font-variant="normal" fo:text-transform="none" fo:color="#555555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Liberation Mono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Liberation Mono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5" style:family="text">
      <style:text-properties fo:font-variant="normal" fo:text-transform="none" fo:color="#999999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Liberation Mono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6" style:family="text">
      <style:text-properties fo:font-variant="normal" fo:text-transform="none" fo:color="#999999" style:text-line-through-style="none" style:text-line-through-type="none" style:text-position="0% 100%" style:font-name="Source Sans Pro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7" style:family="text">
      <style:text-properties fo:font-variant="normal" fo:text-transform="none" fo:color="#999999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8" style:family="text">
      <style:text-properties fo:font-variant="normal" fo:text-transform="none" fo:color="#f66153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9" style:family="text">
      <style:text-properties fo:font-variant="normal" fo:text-transform="none" fo:color="#0077aa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1" style:family="text">
      <style:text-properties fo:font-variant="normal" fo:text-transform="none" fo:color="#555555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3" style:family="text">
      <style:text-properties fo:font-variant="normal" fo:text-transform="none" fo:color="#999999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4" style:family="text">
      <style:text-properties fo:font-variant="normal" fo:text-transform="none" fo:color="#999999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5" style:family="text">
      <style:text-properties fo:font-variant="normal" fo:text-transform="none" fo:color="#f66153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6" style:family="text">
      <style:text-properties fo:font-variant="normal" fo:text-transform="none" fo:color="#0077aa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F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F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DejaVu Sans1" style:font-size-asian="16pt" style:font-style-asian="italic" style:font-weight-asian="normal" style:font-name-complex="DejaVu Sans1" style:font-size-complex="16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DejaVu Sans1" style:font-size-asian="14pt" style:font-style-asian="italic" style:font-weight-asian="normal" style:font-name-complex="DejaVu Sans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4cm" text:min-label-width="0.919cm"/>
        <style:text-properties fo:font-family="Arial" style:font-family-generic="swiss" fo:color="#4068e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34cm" text:min-label-width="0.91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34cm" text:min-label-width="0.91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304cm" text:min-label-width="0.76cm"/>
        <style:text-properties fo:font-family="Arial" style:font-family-generic="swiss" fo:color="#8eb4e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4" draw:layer="layout" svg:width="22.826cm" svg:height="12.538cm" svg:x="1.27cm" svg:y="4.445cm">
          <text:p text:style-name="P1"><text:span text:style-name="T1"/></text:p>
          <text:list text:style-name="L2">
            <text:list-item>
              <text:p text:style-name="P2"><text:span text:style-name="T2">Server side</text:span></text:p>
            </text:list-item>
            <text:list-item>
              <text:p text:style-name="P2"><text:span text:style-name="T2">Laravel Advance</text:span></text:p>
            </text:list-item>
          </text:list>
          <text:p text:style-name="P3"><text:span text:style-name="T2"/></text:p>
          <text:list text:style-name="L4">
            <text:list-item>
              <text:list>
                <text:list-header>
                  <text:p text:style-name="P2"><text:span text:style-name="T3"/></text:p>
                </text:list-header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4">Corsi di Formazione ENGIM Tecnico di Sviluppo SW 1000 ore 2016/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draw:custom-shape draw:name="CustomShape 1" draw:style-name="gr4" draw:text-style-name="P7" draw:layer="layout" svg:width="22.826cm" svg:height="12.538cm" svg:x="1.27cm" svg:y="4.445cm">
          <text:p text:style-name="P1"><text:span text:style-name="T5">Artisan</text:span></text:p>
          <text:p text:style-name="P1"><text:span text:style-name="T5"/></text:p>
          <text:p text:style-name="P1"><text:span text:style-name="T5">Comandi utili:</text:span></text:p>
          <text:p text:style-name="P1"><text:span text:style-name="T5"/></text:p>
          <text:list text:style-name="L7">
            <text:list-item>
              <text:p text:style-name="P1"><text:span text:style-name="T5">$ </text:span><text:span text:style-name="T6">php artisan list</text:span><text:span text:style-name="T5"><text:tab/></text:span><text:span text:style-name="T5"><text:tab/></text:span><text:span text:style-name="T5"><text:tab/></text:span><text:span text:style-name="T5">Elenca i comandi di artisan</text:span></text:p>
            </text:list-item>
            <text:list-item>
              <text:p text:style-name="P1"><text:span text:style-name="T5">$ </text:span><text:span text:style-name="T6">php artisan route:list</text:span><text:span text:style-name="T5"> </text:span><text:span text:style-name="T5"><text:tab/></text:span><text:span text:style-name="T5"><text:tab/></text:span><text:span text:style-name="T5">Elenca le rotte registrate</text:span></text:p>
            </text:list-item>
            <text:list-item>
              <text:p text:style-name="P1"><text:span text:style-name="T5">$ </text:span><text:span text:style-name="T6">php artisan route:cache</text:span><text:span text:style-name="T5"> </text:span><text:span text:style-name="T5"><text:tab/></text:span><text:span text:style-name="T5">Crea le cache delle rotte</text:span></text:p>
            </text:list-item>
            <text:list-item>
              <text:p text:style-name="P1"><text:span text:style-name="T5">$ </text:span><text:span text:style-name="T7">php artisan cache:clear</text:span><text:span text:style-name="T5"> <text:s/></text:span><text:span text:style-name="T5"><text:tab/></text:span><text:span text:style-name="T5">Svuota la cache</text:span></text:p>
            </text:list-item>
            <text:list-item>
              <text:p text:style-name="P1"><text:span text:style-name="T5">$</text:span><text:span text:style-name="T8"> </text:span><text:span text:style-name="T7">php artisan view:clear</text:span><text:span text:style-name="T8"> </text:span><text:span text:style-name="T5"><text:tab/></text:span><text:span text:style-name="T5"><text:tab/></text:span><text:span text:style-name="T5">Elimina le view compilate</text:span></text:p>
              <text:p text:style-name="P1"><text:span text:style-name="T5"/></text:p>
              <text:p text:style-name="P1"><text:span text:style-name="T5">Creazione di controller : </text:span></text:p>
              <text:p text:style-name="P1"><text:span text:style-name="T5"/></text:p>
            </text:list-item>
            <text:list-item>
              <text:p text:style-name="P1"><text:span text:style-name="T5">$ </text:span><text:span text:style-name="T7">php artisan make:controller ‘NomeController’ --resource –model=’Nome_model’</text:span></text:p>
              <text:p text:style-name="P1"><text:span text:style-name="T9">Esempio: </text:span></text:p>
            </text:list-item>
            <text:list-item>
              <text:p text:style-name="P1"><text:span text:style-name="T5">$</text:span><text:span text:style-name="T8"> </text:span><text:span text:style-name="T7">php artisan make:controller UserController –resource --model=User</text:span></text:p>
            </text:list-item>
          </text:list>
          <text:p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draw:custom-shape draw:name="CustomShape 1" draw:style-name="gr1" draw:text-style-name="P4" draw:layer="layout" svg:width="22.826cm" svg:height="12.538cm" svg:x="1.27cm" svg:y="4.445cm">
          <text:p text:style-name="P1"><text:span text:style-name="T5">Aggiungiamo un campo a User.</text:span></text:p>
          <text:p text:style-name="P1"><text:span text:style-name="T5"/></text:p>
          <text:p text:style-name="P1"><text:span text:style-name="T5">$ </text:span><text:span text:style-name="T7">php artisan make:migration add_role_to_users --table=User</text:span></text:p>
          <text:p text:style-name="P1"><text:span text:style-name="T5"/></text:p>
          <text:p text:style-name="P1"><text:span text:style-name="T5">Aggiungiamo nella migrazione nella funzione up:</text:span></text:p>
          <text:p text:style-name="P1"><text:span text:style-name="T5"><text:tab/></text:span><text:span text:style-name="T12">$table→integer('role')→default(1);</text:span></text:p>
          <text:p text:style-name="P1"><text:span text:style-name="T5"/></text:p>
          <text:p text:style-name="P1"><text:span text:style-name="T5">E nella funzione down:</text:span></text:p>
          <text:p text:style-name="P1"><text:span text:style-name="T5"><text:tab/></text:span><text:span text:style-name="T12">$table→dropColumn('role');</text:span></text:p>
          <text:p text:style-name="P1"><text:span text:style-name="T5"/></text:p>
          <text:p text:style-name="P1"><text:span text:style-name="T10"/></text:p>
          <text:p text:style-name="P1"><text:span text:style-name="T5"/></text:p>
          <text:p text:style-name="P1"><text:span text:style-name="T5"/></text:p>
          <text:p text:style-name="P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draw:custom-shape draw:name="CustomShape 1" draw:style-name="gr5" draw:text-style-name="P11" draw:layer="layout" svg:width="22.826cm" svg:height="12.538cm" svg:x="1.27cm" svg:y="4.445cm">
          <text:p text:style-name="P9"><text:span text:style-name="T5">Creiamo un middleware.</text:span></text:p>
          <text:p text:style-name="P9"><text:span text:style-name="T5">Cosa sono? Livelli software a cui la richiesta viene sottoposta prima richiamare il controller.</text:span></text:p>
          <text:p text:style-name="P9"><text:span text:style-name="T5"/></text:p>
          <text:p text:style-name="P10"><text:span text:style-name="T14">$ php artisan make:middleware Admin</text:span></text:p>
          <text:p text:style-name="P10"><text:span text:style-name="T14"/></text:p>
          <text:p text:style-name="P10"><text:span text:style-name="T10">Useremo il nuovo campo ‘role’ nella tabella ‘user’ per determinare se un utente è admin. Ad esempio consideriamo 1 come livello user, e 2 come livello admin.</text:span></text:p>
          <text:p text:style-name="P10"><text:span text:style-name="T10">Andiamo ad inserire del codice nel model ‘User’:</text:span></text:p>
          <text:p text:style-name="P10"><text:span text:style-name="T15">public function isAdmin()</text:span></text:p>
          <text:p text:style-name="P10"><text:span text:style-name="T15">{</text:span></text:p>
          <text:p text:style-name="P10"><text:span text:style-name="T15"><text:s text:c="8"/></text:span><text:span text:style-name="T15">if ($this-&gt;role == 2 ){</text:span></text:p>
          <text:p text:style-name="P10"><text:span text:style-name="T15"><text:s text:c="12"/></text:span><text:span text:style-name="T15">return true;</text:span></text:p>
          <text:p text:style-name="P10"><text:span text:style-name="T15"><text:s text:c="8"/></text:span><text:span text:style-name="T15">}else{</text:span></text:p>
          <text:p text:style-name="P10"><text:span text:style-name="T15"><text:s text:c="12"/></text:span><text:span text:style-name="T15">return false;</text:span></text:p>
          <text:p text:style-name="P10"><text:span text:style-name="T15"><text:s text:c="8"/></text:span><text:span text:style-name="T15">}</text:span></text:p>
          <text:p text:style-name="P10"><text:span text:style-name="T15"><text:s text:c="2"/></text:span><text:span text:style-name="T15">}</text:span></text:p>
          <text:p text:style-name="P10"><text:span text:style-name="T10"/></text:p>
          <text:p text:style-name="P10"><text:span text:style-name="T10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3" draw:layer="layout" svg:width="22.826cm" svg:height="3.141cm" svg:x="1.984cm" svg:y="0cm">
          <text:p text:style-name="P12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draw:custom-shape draw:name="CustomShape 1" draw:style-name="gr7" draw:text-style-name="P11" draw:layer="layout" svg:width="22.826cm" svg:height="12.538cm" svg:x="1.27cm" svg:y="4.445cm">
          <text:p text:style-name="P9"><text:span text:style-name="T10">Useremo il nuovo metodo isAdmin() inserito nel model ‘User’ nel nostro middleware. Ora modifichiamo il middleware ‘app/Http/Middleware/Admin.php’ <text:s/>generato prima:</text:span></text:p>
          <text:p text:style-name="P9"><text:span text:style-name="T10"/></text:p>
          <text:p text:style-name="P9"><text:span text:style-name="T15">public function handle($request, Closure $next)</text:span></text:p>
          <text:p text:style-name="P9"><text:span text:style-name="T15"><text:s text:c="5"/></text:span><text:span text:style-name="T15">{</text:span></text:p>
          <text:p text:style-name="P9"><text:span text:style-name="T15"><text:s text:c="9"/></text:span><text:span text:style-name="T15">if ( Auth::check() &amp;&amp; Auth::user()-&gt;isAdmin() ){</text:span></text:p>
          <text:p text:style-name="P9"><text:span text:style-name="T15"><text:s text:c="15"/></text:span><text:span text:style-name="T15">return $next($request);</text:span></text:p>
          <text:p text:style-name="P9"><text:span text:style-name="T15"><text:s text:c="10"/></text:span><text:span text:style-name="T15">}</text:span></text:p>
          <text:p text:style-name="P9"><text:span text:style-name="T15"/></text:p>
          <text:p text:style-name="P9"><text:span text:style-name="T15"><text:s text:c="9"/></text:span><text:span text:style-name="T15">return redirect('/home');</text:span></text:p>
          <text:p text:style-name="P9"><text:span text:style-name="T15"/></text:p>
          <text:p text:style-name="P9"><text:span text:style-name="T15"><text:s text:c="5"/></text:span><text:span text:style-name="T15">}</text:span></text:p>
          <text:p text:style-name="P9"><text:span text:style-name="T15"/></text:p>
          <text:p text:style-name="P9"><text:span text:style-name="T10">Aggiungiamo il middleware al file ‘app/Http/Kernel.php’ nell’array $routeMiddleware</text:span></text:p>
          <text:p text:style-name="P9"><text:span text:style-name="T10"/></text:p>
          <text:p text:style-name="P9"><text:span text:style-name="T15">'admin' =&gt; \App\Http\Middleware\Admin::class,</text:span></text:p>
          <text:p text:style-name="P9"><text:span text:style-name="T10"/></text:p>
          <text:p text:style-name="P9"><text:span text:style-name="T10"/></text:p>
          <text:p text:style-name="P9"><text:span text:style-name="T10"/></text:p>
          <text:p text:style-name="P10"><text:span text:style-name="T10"/></text:p>
          <text:p text:style-name="P10"><text:span text:style-name="T10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3" draw:layer="layout" svg:width="22.826cm" svg:height="3.141cm" svg:x="1.984cm" svg:y="0cm">
          <text:p text:style-name="P12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draw:custom-shape draw:name="CustomShape 1" draw:style-name="gr9" draw:text-style-name="P11" draw:layer="layout" svg:width="22.826cm" svg:height="12.538cm" svg:x="1.111cm" svg:y="4.354cm">
          <text:p text:style-name="P9"><text:span text:style-name="T10">Aggiungiamo una nuova rotta per testare il middleware:</text:span></text:p>
          <text:p text:style-name="P9"><text:span text:style-name="T16"/></text:p>
          <text:p text:style-name="P9"><text:span text:style-name="T16">Route::get('/config', function(){</text:span></text:p>
          <text:p text:style-name="P9"><text:span text:style-name="T16"><text:s text:c="4"/></text:span><text:span text:style-name="T16">echo "SEI ADMIN!";</text:span></text:p>
          <text:p text:style-name="P9"><text:span text:style-name="T16"><text:s text:c="2"/></text:span><text:span text:style-name="T16">})→middleware('admin');</text:span></text:p>
          <text:p text:style-name="P9"><text:span text:style-name="T10"/></text:p>
          <text:p text:style-name="P9"><text:span text:style-name="T10">Proviamo a fare il login e andare nella rotta, poi modifichiamo il ruolo dell’utente nel db a 2 e riproviamo.</text:span></text:p>
          <text:p text:style-name="P9"><text:span text:style-name="T10"/></text:p>
          <text:p text:style-name="P9"><text:span text:style-name="T10"/></text:p>
          <text:p text:style-name="P9"><text:span text:style-name="T10"/></text:p>
          <text:p text:style-name="P9"><text:span text:style-name="T10"/></text:p>
          <text:p text:style-name="P9"><text:span text:style-name="T10"/></text:p>
          <text:p text:style-name="P9"><text:span text:style-name="T10"/></text:p>
          <text:p text:style-name="P10"><text:span text:style-name="T10"/></text:p>
          <text:p text:style-name="P10"><text:span text:style-name="T10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3" draw:layer="layout" svg:width="22.826cm" svg:height="3.141cm" svg:x="1.984cm" svg:y="0cm">
          <text:p text:style-name="P12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draw:custom-shape draw:name="CustomShape 1" draw:style-name="gr11" draw:text-style-name="P11" draw:layer="layout" svg:width="22.826cm" svg:height="12.538cm" svg:x="1.27cm" svg:y="4.445cm">
          <text:p text:style-name="P9"><text:span text:style-name="T5"/></text:p>
          <text:p text:style-name="P1"><text:span text:style-name="T5">Utilizzo dei Controller:</text:span></text:p>
          <text:p text:style-name="P1"><text:span text:style-name="T5"/></text:p>
          <text:p text:style-name="P1"><text:span text:style-name="T5"/></text:p>
          <text:p text:style-name="P1"><text:span text:style-name="T5">Generiamo il controller con il comando di artisan:</text:span></text:p>
          <text:p><text:span text:style-name="T10">$ </text:span><text:span text:style-name="T14">php artisan make:controller UserController --resource --model=User</text:span></text:p>
          <text:p><text:span text:style-name="T14"/></text:p>
          <text:p><text:span text:style-name="T17">Il parametro --resource specifica ad artisan di creare anche le funzioni REST di base, mentre il parametro --model=NomeModel il model da usare.</text:span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3" draw:layer="layout" svg:width="22.826cm" svg:height="3.141cm" svg:x="1.984cm" svg:y="0cm">
          <text:p text:style-name="P12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draw:custom-shape draw:name="CustomShape 1" draw:style-name="gr13" draw:text-style-name="P11" draw:layer="layout" svg:width="22.826cm" svg:height="12.538cm" svg:x="1.27cm" svg:y="4.445cm">
          <text:p text:style-name="P9"><text:span text:style-name="T5"/></text:p>
          <text:p text:style-name="P9"><text:span text:style-name="T5">Nelle rotte aggiungiamo la nuove rotte che andremo a usare:</text:span></text:p>
          <text:p text:style-name="P9"><text:span text:style-name="T5"/></text:p>
          <text:p text:style-name="P9"><text:span text:style-name="T18">Route::put('user/{user}','UserController@update')→name('user.update');</text:span></text:p>
          <text:p text:style-name="P9"><text:span text:style-name="T12">Route::get('user/{user}/edit', </text:span><text:span text:style-name="T12"><text:a xlink:href="mailto:'UserController@edit" xlink:type="simple">'UserController@edit</text:a></text:span><text:span text:style-name="T12">')→name('user.edit');</text:span></text:p>
          <text:p text:style-name="P9"><text:span text:style-name="T5"/></text:p>
          <text:p text:style-name="P9"><text:span text:style-name="T5">Equivalente a : </text:span></text:p>
          <text:p text:style-name="P9"><text:span text:style-name="T5"/></text:p>
          <text:p text:style-name="P9"><text:span text:style-name="T12">Route::resource('user', 'UserController', ['only' =&gt; [</text:span></text:p>
          <text:p text:style-name="P9"><text:span text:style-name="T12"><text:s text:c="6"/></text:span><text:span text:style-name="T12">'edit', 'update'</text:span></text:p>
          <text:p text:style-name="P9"><text:span text:style-name="T12"><text:s text:c="2"/></text:span><text:span text:style-name="T12">]]);</text:span></text:p>
          <text:p text:style-name="P9"><text:span text:style-name="T5"/></text:p>
          <text:p text:style-name="P9"><text:span text:style-name="T5">Route::resource() crea tutte le rotte REST per una risorsa, come primo parametro si aspetta il nome della risorsa, come secondo il nome del controller, e come terzo opzionalmente un array di parametri.</text:span></text:p>
          <text:p text:style-name="P9"><text:span text:style-name="T5"/></text:p>
          <text:p text:style-name="P9"><text:span text:style-name="T5"/></text:p>
          <text:p text:style-name="P9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3" draw:layer="layout" svg:width="22.826cm" svg:height="3.141cm" svg:x="1.984cm" svg:y="0cm">
          <text:p text:style-name="P12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draw:custom-shape draw:name="CustomShape 1" draw:style-name="gr1" draw:text-style-name="P4" draw:layer="layout" svg:width="22.826cm" svg:height="12.538cm" svg:x="1.27cm" svg:y="4.445cm">
          <text:p text:style-name="P1"><text:span text:style-name="T5">Creiamo la view che useremo per l’edit dell’utente, ovvero un file dal nome “edit.blade.php” nella cartella “resources/views/user/edit.blade.php”.</text:span></text:p>
          <text:p text:style-name="P1"><text:span text:style-name="T5"/></text:p>
          <text:p text:style-name="P1"><text:span text:style-name="T5">Realizziamo un form utilizzando il form helper disponibile per laravel.</text:span></text:p>
          <text:p text:style-name="P1"><text:span text:style-name="T5">Installiamo il form helper:</text:span></text:p>
          <text:p text:style-name="P1"><text:span text:style-name="T5"/></text:p>
          <text:p><text:span text:style-name="T19">$ composer require "laravelcollective/html":"^5.3.0"</text:span></text:p>
          <text:p><text:span text:style-name="T20"/></text:p>
          <text:p><text:span text:style-name="T21">Aggiungere il nuovo provider all’array dey  </text:span><text:span text:style-name="T22">providers</text:span><text:span text:style-name="T21">  situato in  </text:span><text:span text:style-name="T22">config/app.php</text:span><text:span text:style-name="T21">:</text:span></text:p>
          <text:p text:style-name="P15"><text:span text:style-name="T23">'providers'</text:span><text:span text:style-name="T24"> </text:span><text:span text:style-name="T23">=&gt;</text:span><text:span text:style-name="T24"> </text:span><text:span text:style-name="T25">[</text:span></text:p>
          <text:p><text:span text:style-name="T21"><text:s text:c="3"/></text:span><text:span text:style-name="T26"><text:s/></text:span><text:span text:style-name="T27">// ...</text:span></text:p>
          <text:p><text:span text:style-name="T21"><text:s text:c="4"/></text:span><text:span text:style-name="T28">Collective</text:span><text:span text:style-name="T27">\</text:span><text:span text:style-name="T28">Html</text:span><text:span text:style-name="T27">\</text:span><text:span text:style-name="T28">HtmlServiceProvider</text:span><text:span text:style-name="T27">::</text:span><text:span text:style-name="T29">class</text:span><text:span text:style-name="T27">,</text:span></text:p>
          <text:p><text:span text:style-name="T21"><text:s text:c="3"/></text:span><text:span text:style-name="T26"><text:s/></text:span><text:span text:style-name="T27">// ...</text:span></text:p>
          <text:p><text:span text:style-name="T21"><text:s text:c="2"/></text:span><text:span text:style-name="T27">]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draw:custom-shape draw:name="CustomShape 1" draw:style-name="gr1" draw:text-style-name="P4" draw:layer="layout" svg:width="22.826cm" svg:height="12.538cm" svg:x="1.27cm" svg:y="4.445cm">
          <text:p text:style-name="P1"><text:span text:style-name="T1"/></text:p>
          <text:p><text:span text:style-name="T21">Aggiungiamo due alias alle classi nell’array  </text:span><text:span text:style-name="T22">aliases</text:span><text:span text:style-name="T21"> situato in </text:span><text:span text:style-name="T22">config/app.php</text:span><text:span text:style-name="T21">:</text:span></text:p>
          <text:p text:style-name="P1"><text:span text:style-name="T30"/></text:p>
          <text:p><text:span text:style-name="T30"><text:s text:c="2"/></text:span><text:span text:style-name="T31">'aliases'</text:span><text:span text:style-name="T32"> </text:span><text:span text:style-name="T31">=&gt;</text:span><text:span text:style-name="T32"> </text:span><text:span text:style-name="T33">[</text:span></text:p>
          <text:p><text:span text:style-name="T30"><text:s text:c="3"/></text:span><text:span text:style-name="T34"><text:s/></text:span><text:span text:style-name="T33">// …</text:span></text:p>
          <text:p><text:span text:style-name="T30"><text:s text:c="5"/></text:span><text:span text:style-name="T31">'Form'</text:span><text:span text:style-name="T32"> </text:span><text:span text:style-name="T31">=&gt;</text:span><text:span text:style-name="T32"> </text:span><text:span text:style-name="T35">Collective</text:span><text:span text:style-name="T33">\</text:span><text:span text:style-name="T35">Html</text:span><text:span text:style-name="T33">\</text:span><text:span text:style-name="T35">FormFacade</text:span><text:span text:style-name="T33">::</text:span><text:span text:style-name="T36">class</text:span><text:span text:style-name="T33">,</text:span></text:p>
          <text:p><text:span text:style-name="T30"><text:s text:c="6"/></text:span><text:span text:style-name="T31">'Html'</text:span><text:span text:style-name="T32"> </text:span><text:span text:style-name="T31">=&gt;</text:span><text:span text:style-name="T32"> </text:span><text:span text:style-name="T35">Collective</text:span><text:span text:style-name="T33">\</text:span><text:span text:style-name="T35">Html</text:span><text:span text:style-name="T33">\</text:span><text:span text:style-name="T35">HtmlFacade</text:span><text:span text:style-name="T33">::</text:span><text:span text:style-name="T36">class</text:span><text:span text:style-name="T33">,</text:span></text:p>
          <text:p><text:span text:style-name="T30"><text:s text:c="3"/></text:span><text:span text:style-name="T34"><text:s/></text:span><text:span text:style-name="T33">// ...</text:span></text:p>
          <text:p><text:span text:style-name="T30"><text:s text:c="2"/></text:span><text:span text:style-name="T33">],</text:span></text:p>
          <text:p><text:span text:style-name="T33"/></text:p>
          <text:p><text:span text:style-name="T33"/></text:p>
          <text:p><text:span text:style-name="T37">Ora potremo usare il nuovo helper “Form” direttamente nelle view, ad esempio:</text:span></text:p>
          <text:p><text:span text:style-name="T37"/></text:p>
          <text:p><text:span text:style-name="T38">{!! Form::open(['route' =&gt; 'route.name',</text:span><text:span text:style-name="T38">'</text:span><text:span text:style-name="T38">method</text:span><text:span text:style-name="T38">' =&gt; 'POST', 'class' =&gt; 'form-controller'</text:span><text:span text:style-name="T38">]) !!} </text:span></text:p>
          <text:p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draw:custom-shape draw:name="CustomShape 1" draw:style-name="gr1" draw:text-style-name="P4" draw:layer="layout" svg:width="22.826cm" svg:height="12.538cm" svg:x="1.27cm" svg:y="4.445cm">
          <text:p text:style-name="P1"><text:span text:style-name="T39">Utilità dell’helper form:</text:span></text:p>
          <text:list text:style-name="L7">
            <text:list-item>
              <text:p text:style-name="P1"><text:span text:style-name="T39">All’apertura del form inserisce in automatico il CSRF token</text:span></text:p>
            </text:list-item>
            <text:list-item>
              <text:p text:style-name="P1"><text:span text:style-name="T39">Permette il binding con il model nel caso dell’edit, ad esempio: Form::model($user, ['route' =&gt; ['user.update', $user→id]]), che inserirà in automatico i valori del model negli input in caso di edit.</text:span></text:p>
            </text:list-item>
            <text:list-item>
              <text:p text:style-name="P1"><text:span text:style-name="T39">Consente di generare select in automatico da un array php, ad esempio: Form::select('size', ['L' =&gt; 'Large', 'S' =&gt; 'Small']);</text:span></text:p>
            </text:list-item>
            <text:list-item>
              <text:p text:style-name="P1"><text:span text:style-name="T39">Permette di manipolare i dati in arrivo con mutatori nel model, chiamati Accessor</text:span></text:p>
            </text:list-item>
          </text:list>
          <text:p text:style-name="P1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draw:custom-shape draw:name="CustomShape 1" draw:style-name="gr1" draw:text-style-name="P4" draw:layer="layout" svg:width="22.826cm" svg:height="12.538cm" svg:x="1.27cm" svg:y="4.445cm">
          <text:p text:style-name="P1"><text:span text:style-name="T5">Prendendo spunto dal form di registrazione ‘resources/views/auth/register.blade.php’ ne realizziamo uno per l’edit dell’utente, utilizzando il form helper.</text:span></text:p>
          <text:p text:style-name="P1"><text:span text:style-name="T5"/></text:p>
          <text:p text:style-name="P1"><text:span text:style-name="T5">Esempio:</text:span></text:p>
          <text:p text:style-name="P1"><text:span text:style-name="T5"/></text:p>
          <text:p text:style-name="P1"><text:span text:style-name="T40">{!! Form::open(['route' =&gt; 'register', 'method' =&gt; 'post','role'=&gt;'form','class'=&gt;'form-horizontal' ]) !!}</text:span></text:p>
          <text:p text:style-name="P1"><text:span text:style-name="T40"/></text:p>
          <text:p text:style-name="P1"><text:span text:style-name="T40">{!! Form::text('name') !!}</text:span></text:p>
          <text:p text:style-name="P1"><text:span text:style-name="T40">{!! Form::text('role') !!}</text:span></text:p>
          <text:p text:style-name="P1"><text:span text:style-name="T40">{!! Form::email('email') !!}</text:span></text:p>
          <text:p text:style-name="P1"><text:span text:style-name="T40">{!! Form::password('password') !!}</text:span></text:p>
          <text:p text:style-name="P1"><text:span text:style-name="T40">{!! Form::password('password_confirmation') !!}</text:span></text:p>
          <text:p text:style-name="P1"><text:span text:style-name="T40">{!! Form::submit('Update', ['class' =&gt; 'btn btn-primary']) !!}</text:span></text:p>
          <text:p text:style-name="P1"><text:span text:style-name="T40"/></text:p>
          <text:p text:style-name="P1"><text:span text:style-name="T40">{!! Form::close() !!}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>
        <draw:custom-shape draw:name="CustomShape 1" draw:style-name="gr15" draw:text-style-name="P11" draw:layer="layout" svg:width="22.826cm" svg:height="12.538cm" svg:x="1.27cm" svg:y="4.445cm">
          <text:p text:style-name="P1"><text:span text:style-name="T5">Infine andiamo a modificare i metodi del controller ‘UserController’</text:span></text:p>
          <text:p text:style-name="P1"><text:span text:style-name="T5"/></text:p>
          <text:p text:style-name="P1"><text:span text:style-name="T42">public function edit(User $user)</text:span></text:p>
          <text:p text:style-name="P1"><text:span text:style-name="T42"><text:s text:c="4"/></text:span><text:span text:style-name="T42">{</text:span></text:p>
          <text:p text:style-name="P1"><text:span text:style-name="T42"/></text:p>
          <text:p text:style-name="P1"><text:span text:style-name="T42"><text:s text:c="8"/></text:span><text:span text:style-name="T42">return view('user.edit' ,['user' =&gt; $user]);</text:span></text:p>
          <text:p text:style-name="P1"><text:span text:style-name="T42"><text:s text:c="4"/></text:span><text:span text:style-name="T42">}</text:span></text:p>
          <text:p text:style-name="P1"><text:span text:style-name="T42"/></text:p>
          <text:p text:style-name="P1"><text:span text:style-name="T42">public function update(Request $request, User $user)</text:span></text:p>
          <text:p text:style-name="P1"><text:span text:style-name="T42"><text:s text:c="2"/></text:span><text:span text:style-name="T42">{</text:span></text:p>
          <text:p text:style-name="P1"><text:span text:style-name="T42"><text:s text:c="10"/></text:span><text:span text:style-name="T42">$user-&gt;email = $request-&gt;email;</text:span></text:p>
          <text:p text:style-name="P1"><text:span text:style-name="T42"><text:s text:c="10"/></text:span><text:span text:style-name="T42">$user-&gt;name = $request-&gt;name;</text:span></text:p>
          <text:p text:style-name="P1"><text:span text:style-name="T42"><text:s text:c="10"/></text:span><text:span text:style-name="T42">$user-&gt;role = $request-&gt;role;</text:span></text:p>
          <text:p text:style-name="P1"><text:span text:style-name="T42"/></text:p>
          <text:p text:style-name="P1"><text:span text:style-name="T42"><text:s text:c="10"/></text:span><text:span text:style-name="T42">if(!empty($request-&gt;password)){</text:span></text:p>
          <text:p text:style-name="P1"><text:span text:style-name="T42"><text:s text:c="14"/></text:span><text:span text:style-name="T42">$user-&gt;password = <text:s/>Hash::make($request-&gt;password);</text:span></text:p>
          <text:p text:style-name="P1"><text:span text:style-name="T42"/></text:p>
          <text:p text:style-name="P1"><text:span text:style-name="T42"><text:s text:c="10"/></text:span><text:span text:style-name="T42">}</text:span></text:p>
          <text:p text:style-name="P1"><text:span text:style-name="T42"><text:s text:c="10"/></text:span><text:span text:style-name="T42">if($user-&gt;save()){</text:span></text:p>
          <text:p text:style-name="P1"><text:span text:style-name="T42"><text:s text:c="14"/></text:span><text:span text:style-name="T42">return redirect()→route('user.edit',[$user→id]);</text:span></text:p>
          <text:p text:style-name="P1"><text:span text:style-name="T42"><text:s text:c="10"/></text:span><text:span text:style-name="T42">}</text:span></text:p>
          <text:p text:style-name="P1"><text:span text:style-name="T42"><text:s text:c="4"/></text:span><text:span text:style-name="T42">}</text:span></text:p>
          <text:p text:style-name="P1"><text:span text:style-name="T42"/></text:p>
          <text:p text:style-name="P1"><text:span text:style-name="T42"/></text:p>
          <text:p text:style-name="P1"><text:span text:style-name="T5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3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>
        <draw:custom-shape draw:name="CustomShape 1" draw:style-name="gr17" draw:text-style-name="P11" draw:layer="layout" svg:width="22.826cm" svg:height="12.538cm" svg:x="1.27cm" svg:y="4.445cm">
          <text:p text:style-name="P1"><text:span text:style-name="T5">Se volessimo possiamo aggiungere la validazione nel metodo ‘update’</text:span></text:p>
          <text:p text:style-name="P1"><text:span text:style-name="T5">all’inizio del metodo:</text:span></text:p>
          <text:p text:style-name="P1"><text:span text:style-name="T5"/></text:p>
          <text:p text:style-name="P1"><text:span text:style-name="T40">$this-&gt;validate($request, [</text:span></text:p>
          <text:p text:style-name="P1"><text:span text:style-name="T40"><text:s text:c="14"/></text:span><text:span text:style-name="T40">'name' =&gt; 'required | between:3,255',</text:span></text:p>
          <text:p text:style-name="P1"><text:span text:style-name="T40"><text:s text:c="14"/></text:span><text:span text:style-name="T40">'email' =&gt; 'required | email | between:5,255',</text:span></text:p>
          <text:p text:style-name="P1"><text:span text:style-name="T40"><text:s text:c="14"/></text:span><text:span text:style-name="T40">'password' =&gt; 'nullable|min:5|confirmed',</text:span></text:p>
          <text:p text:style-name="P1"><text:span text:style-name="T40"><text:s text:c="14"/></text:span><text:span text:style-name="T40">'role' =&gt; 'required'</text:span></text:p>
          <text:p text:style-name="P1"><text:span text:style-name="T40"><text:s text:c="10"/></text:span><text:span text:style-name="T40">]);</text:span></text:p>
          <text:p text:style-name="P1"><text:span text:style-name="T42"/></text:p>
          <text:p text:style-name="P1"><text:span text:style-name="T42"/></text:p>
          <text:p text:style-name="P1"><text:span text:style-name="T5">Repo disponibile all’indirizzo git : https://github.com/Raffone17/laravel5.4.git </text:span></text:p>
          <text:p text:style-name="P1"><text:span text:style-name="T5"/></text:p>
          <text:p text:style-name="P1"><text:span text:style-name="T41">Nella repo sono presenti in più i Mutatori nel model e gli alert nel layout app.blade.php</text:span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3" draw:layer="layout" svg:width="22.826cm" svg:height="3.141cm" svg:x="1.984cm" svg:y="0cm">
          <text:p text:style-name="P5"><text:span text:style-name="T11">Corsi di Formazione ENGIM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Arial1" svg:font-family="Arial"/>
    <style:font-face style:name="Calibri1" svg:font-family="Calibri"/>
    <style:font-face style:name="Consolas" svg:font-family="Consolas, Monaco"/>
    <style:font-face style:name="DejaVu Sans1" svg:font-family="'DejaVu Sans'"/>
    <style:font-face style:name="Operator Mono" svg:font-family="'Operator Mono', 'Fira Code'"/>
    <style:font-face style:name="FreeSans1" svg:font-family="FreeSans" style:font-family-generic="swiss"/>
    <style:font-face style:name="Source Sans Pro" svg:font-family="'Source Sans Pro', sans-serif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2" svg:font-family="'Noto Sans CJK SC Regular'" style:font-family-generic="swiss" style:font-pitch="variable"/>
    <style:font-face style:name="DejaVu Sans2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Enfasi" style:family="graphic">
      <style:paragraph-properties style:text-autospace="none"/>
      <style:text-properties fo:font-style="italic" style:font-style-asian="italic" style:font-style-complex="italic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finito-outline3" style:family="presentation" style:parent-style-name="Predefinit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finito-outline4" style:family="presentation" style:parent-style-name="Predefinit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5" draw:layer="backgroundobjects" svg:width="25.366cm" svg:height="3.141cm" svg:x="0cm" svg:y="0cm">
        <draw:image xlink:href="Pictures/1000000000000440000000C63CB18D00C3B47082.jpg" xlink:type="simple" xlink:show="embed" xlink:actuate="onLoad">
          <text:p/>
        </draw:image>
      </draw:frame>
      <draw:frame draw:name="Picture 2" draw:style-name="Mgr3" draw:text-style-name="MP5" draw:layer="backgroundobjects" svg:width="25.366cm" svg:height="3.141cm" svg:x="0cm" svg:y="0cm">
        <draw:image xlink:href="Pictures/1000000000000440000000C63CB18D00C3B47082.jpg" xlink:type="simple" xlink:show="embed" xlink:actuate="onLoad">
          <text:p/>
        </draw:image>
      </draw:frame>
      <draw:frame draw:name="Picture 3" draw:style-name="Mgr3" draw:text-style-name="MP5" draw:layer="backgroundobjects" svg:width="3.251cm" svg:height="3.141cm" svg:x="0cm" svg:y="0cm">
        <draw:image xlink:href="Pictures/100002000000013E00000162503D61615AB424F8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Predefinito" style:page-layout-name="PM1" draw:style-name="Mdp1">
      <draw:frame draw:name="Picture 2" draw:style-name="Mgr3" draw:text-style-name="MP5" draw:layer="backgroundobjects" svg:width="25.366cm" svg:height="3.141cm" svg:x="0cm" svg:y="0cm">
        <draw:image xlink:href="Pictures/1000000000000440000000C63CB18D00C3B47082.jpg" xlink:type="simple" xlink:show="embed" xlink:actuate="onLoad">
          <text:p/>
        </draw:image>
      </draw:frame>
      <draw:frame draw:name="Picture 2" draw:style-name="Mgr3" draw:text-style-name="MP5" draw:layer="backgroundobjects" svg:width="25.366cm" svg:height="3.141cm" svg:x="0cm" svg:y="0cm">
        <draw:image xlink:href="Pictures/1000000000000440000000C63CB18D00C3B47082.jpg" xlink:type="simple" xlink:show="embed" xlink:actuate="onLoad">
          <text:p/>
        </draw:image>
      </draw:frame>
      <draw:frame draw:name="Picture 3" draw:style-name="Mgr3" draw:text-style-name="MP5" draw:layer="backgroundobjects" svg:width="3.251cm" svg:height="3.141cm" svg:x="0cm" svg:y="0cm">
        <draw:image xlink:href="Pictures/100002000000013E00000162503D61615AB424F8.png" xlink:type="simple" xlink:show="embed" xlink:actuate="onLoad">
          <text:p/>
        </draw:image>
      </draw:frame>
      <draw:frame presentation:style-name="Predefinito-title" draw:layer="backgroundobjects" svg:width="22.859cm" svg:height="3.18cm" svg:x="1.27cm" svg:y="0.76cm" presentation:class="title" presentation:placeholder="true">
        <draw:text-box/>
      </draw:frame>
      <draw:frame presentation:style-name="Predefinit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21:52:02</meta:creation-date>
    <meta:initial-creator>Roberto </meta:initial-creator>
    <dc:language>it-IT</dc:language>
    <dc:date>2017-03-29T15:16:55.883296612</dc:date>
    <meta:editing-cycles>139</meta:editing-cycles>
    <dc:title>Diapositiva 1</dc:title>
    <meta:editing-duration>PT10H17M48S</meta:editing-duration>
    <meta:generator>LibreOffice/5.1.6.2$Linux_X86_64 LibreOffice_project/10m0$Build-2</meta:generator>
    <meta:document-statistic meta:object-count="9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